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style:font-name="Verdana" fo:background-color="#ffffff"/>
    </style:style>
    <style:style style:name="P2" style:family="paragraph" style:parent-style-name="Standard" style:master-page-name="Standard">
      <style:paragraph-properties fo:text-align="center" style:justify-single-word="false" style:page-number="auto"/>
      <style:text-properties fo:color="#000000" style:font-name="Verdana" fo:background-color="#ffffff"/>
    </style:style>
    <style:style style:name="P3" style:family="paragraph" style:parent-style-name="Standard">
      <style:text-properties fo:color="#000000" style:font-name="Verdana" fo:font-style="normal" fo:background-color="#ffffff" style:font-style-asian="normal" style:font-style-complex="normal"/>
    </style:style>
    <style:style style:name="T1" style:family="text">
      <style:text-properties fo:color="#000000" style:font-name="Verdana" fo:background-color="#ffffff"/>
    </style:style>
    <style:style style:name="T2" style:family="text">
      <style:text-properties fo:color="#000000" style:font-name="Verdana" fo:font-style="italic" fo:background-color="#ffffff" style:font-style-asian="italic" style:font-style-complex="italic"/>
    </style:style>
    <style:style style:name="T3" style:family="text">
      <style:text-properties fo:color="#000000" style:font-name="Verdana" fo:font-style="normal" fo:background-color="#ffffff" style:font-style-asian="normal" style:font-style-complex="normal"/>
    </style:style>
    <style:style style:name="T4" style:family="text">
      <style:text-properties style:font-name="Verdana"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ticle write-up</text:p>
      <text:p text:style-name="Standard"><text:span text:style-name="T1">1.The first article </text:span><text:span text:style-name="T2">Semaphores revisited with MMS</text:span><text:span text:style-name="T3"> mentions the usage of semaphores and talks about the their implementation and the code Dijkstra implements. <text:s/>It mentions that although this method is good for synchronizing processes it can be made to have better efficiency.</text:span></text:p>
      <text:p text:style-name="Standard"><text:span text:style-name="T3"><text:s/>The author proposes having an extra set of variables that will allow the client to know whether a request has failed or succeeded. This will allow for better use of the processes and means that if one fails the program will not end and instead could keep going as long as others continue to work well.</text:span></text:p>
      <text:p text:style-name="Standard"><text:span text:style-name="T3">At the current moment not too much can be said about the author. The author made the emphasis to use the MMS programming as opposed to what Dijkstra's originally used and shows that they are literate in various languages. The fact that this is part of some thing with operating systems in the title makes sense because semaphores are something that is used at that level and as such this paper could very well cause or have caused changes in the usage of it.</text:span></text:p>
      <text:p text:style-name="Standard"><text:span text:style-name="T3">2.The second article </text:span><text:span text:style-name="T2">Limitations of Dijkstra's</text:span><text:span text:style-name="T3"> </text:span><text:span text:style-name="T2">Semaphore Primitives and Petri nets </text:span><text:span text:style-name="T3">states that Dijkstra's original algorithm was not sufficiently strong enough to handle certain cases of synchronization. <text:s/>It mentions that with the few variable it has it could not complete a problem containing two producers and two consumers.</text:span></text:p>
      <text:p text:style-name="Standard"><text:span text:style-name="T3">Although it doesn't delve too deep into he problems it does going on to suggest the change to fix this. The proposed solution involves an array of semaphores with a limit on the total number of semaphores. This would in turn allow for certain requests to happen without having to consult with some semaphores and allow for more complex problems to happen. </text:span></text:p>
      <text:p text:style-name="Standard"><text:span text:style-name="T3">This paper seems to be in a format very similar to the IEEE format making it seem like a research paper. This may have been something that was written and presented at a conference meaning it was something that was meant to be seen by others and judged by peers. This would mean that it was <text:s/>an implementation that someone saw as being of use and needed to be sold.</text:span></text:p>
      <text:p text:style-name="Standard"><text:span text:style-name="T3">3.The third article </text:span><text:span text:style-name="T2">Semaphores for Fair Scheduling Monitor Conditions</text:span><text:span text:style-name="T3"> mentions that Dijkstra's algorithm is a valid algorithm but has problems with the order of the requests. As is known you can have an order in your code for when to produce and when to consume but that doesn't mean that the processes will happen in that order. </text:span></text:p>
      <text:p text:style-name="Standard"><text:span text:style-name="T3">This paper suggests adding two more conditions for waiting in order make a fairer method of ordering. This will allow for an easier method of ordering and may be used to increase efficiency. As this article mentions it would actually allow for a first come first serve implementation which with Dijkstra's solution could not be done.</text:span></text:p>
      <text:p text:style-name="Standard"><text:soft-page-break/><text:span text:style-name="T3">This article shows a fair amount of code and really just the bare essentials. They ensure that they explain the portions of code that could be confusing. They ensure that their idea is well explained and break up their paper into adequate sections for the easier reading. This author seems like a credible source and the idea is something that is shared amongst their peers.</text:span></text:p>
      <text:p text:style-name="P3"/>
      <text:p text:style-name="P3"/>
      <text:p text:style-name="P3"/>
      <text:p text:style-name="P3"/>
      <text:p text:style-name="P3"/>
      <text:p text:style-name="P3"/>
      <text:p text:style-name="P3">Bibliography</text:p>
      <text:p text:style-name="Standard"><text:span text:style-name="T1">Pierre Castori. 1995. Semaphores revisited with MMS.</text:span><text:span text:style-name="apple-converted-space"><text:span text:style-name="T1"> </text:span></text:span><text:span text:style-name="Emphasis"><text:span text:style-name="T1">SIGOPS Oper. Syst. Rev.</text:span></text:span><text:span text:style-name="apple-converted-space"><text:span text:style-name="T1"> </text:span></text:span><text:span text:style-name="T1">29, 3 (July 1995), 49-63. DOI=10.1145/206826.206842 </text:span><text:a xlink:type="simple" xlink:href="http://doi.acm.org/10.1145/206826.206842"><text:span text:style-name="T4">http://doi.acm.org/10.1145/206826.206842</text:span></text:a></text:p>
      <text:p text:style-name="P1"/>
      <text:p text:style-name="Standard"><text:span text:style-name="T1">S. Rao Kosaraju. 1973. Limitations of Dijkstra's Semaphore Primitives and Petri nets.</text:span><text:span text:style-name="apple-converted-space"><text:span text:style-name="T1"> </text:span></text:span><text:span text:style-name="Emphasis"><text:span text:style-name="T1">SIGOPS Oper. Syst. Rev.</text:span></text:span><text:span text:style-name="apple-converted-space"><text:span text:style-name="T1"> </text:span></text:span><text:span text:style-name="T1">7, 4 (January 1973), 122-126. DOI=10.1145/957195.808062 </text:span><text:a xlink:type="simple" xlink:href="http://doi.acm.org/10.1145/957195.808062"><text:span text:style-name="T4">http://doi.acm.org/10.1145/957195.808062</text:span></text:a></text:p>
      <text:p text:style-name="Standard"><text:span text:style-name="T1">Neil Dunstan. 1991. Semaphores for fair scheduling monitor conditions.</text:span><text:span text:style-name="apple-converted-space"><text:span text:style-name="T1"> </text:span></text:span><text:span text:style-name="Emphasis"><text:span text:style-name="T1">SIGOPS Oper. Syst. Rev.</text:span></text:span><text:span text:style-name="T1">25, 3 (May 1991), 27-31. DOI=10.1145/122572.122574 </text:span><text:a xlink:type="simple" xlink:href="http://doi.acm.org/10.1145/122572.122574"><text:span text:style-name="T4">http://doi.acm.org/10.1145/122572.122574</text:span></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23</meta:editing-cycles>
    <meta:creation-date>2014-04-02T18:16:00</meta:creation-date>
    <dc:date>2014-04-03T13:03:52</dc:date>
    <meta:editing-duration>PT1H9M56S</meta:editing-duration>
    <meta:generator>LibreOffice/3.5$Linux_x86 LibreOffice_project/350m1$Build-2</meta:generator>
    <meta:document-statistic meta:table-count="0" meta:image-count="0" meta:object-count="0" meta:page-count="2" meta:paragraph-count="14" meta:word-count="603" meta:character-count="3706" meta:non-whitespace-character-count="3111"/>
    <meta:user-defined meta:name="AppVersion">14.0000</meta:user-defined>
    <meta:user-defined meta:name="Company">Loyola Marymount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